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63B000000B79DC644A7CA807754.png" manifest:media-type="image/png"/>
  <manifest:file-entry manifest:full-path="Pictures/100002010000064000000384BAFE4D26058A739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1.085cm" svg:y="0cm" svg:width="18.441cm" svg:height="13.294cm" draw:z-index="0"><draw:image xlink:href="Pictures/100002010000064000000384BAFE4D26058A739E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2" text:anchor-type="paragraph" svg:x="0.083cm" svg:y="4.429cm" svg:width="17cm" svg:height="3.985cm" draw:z-index="1"><draw:image xlink:href="Pictures/100002010000063B000000B79DC644A7CA80775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6T14:46:03.707312941</meta:creation-date>
    <dc:date>2022-04-26T14:48:49.832918629</dc:date>
    <meta:editing-duration>PT2M47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